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09C7EF3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fill-color="#ffffff" draw:auto-grow-height="true" fo:min-height="3.506cm"/>
    </style:style>
    <style:style style:name="pr2" style:family="presentation" style:parent-style-name="lyt-brown-outline1">
      <style:graphic-properties draw:fill-color="#ffffff" draw:auto-grow-height="true" fo:min-height="12.18cm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2.18cm"/>
    </style:style>
    <style:style style:name="pr6" style:family="presentation" style:parent-style-name="lyt-brow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Blowmorph</text:p>
          </draw:text-box>
        </draw:frame>
        <draw:frame presentation:style-name="pr2" draw:text-style-name="P2" draw:layer="layout" svg:width="25.199cm" svg:height="15.541cm" svg:x="1.4cm" svg:y="4.914cm" presentation:class="outline" presentation:user-transformed="true">
          <draw:text-box>
            <text:list text:style-name="L2">
              <text:list-item>
                <text:p>Fast paced 2D “space” shooter.</text:p>
              </text:list-item>
              <text:list-item>
                <text:p>~3000 lines of C++ code.</text:p>
              </text:list-item>
              <text:list-item>
                <text:p>UDP networking, OpenGL graphics.</text:p>
              </text:list-item>
              <text:list-item>
                <text:p>Fully crossplatform (linux, windows). Could be easily ported on mac and ios.</text:p>
              </text:list-item>
              <text:list-item>
                <text:p>Not exactly ready for distribution, but a good alpha version.</text:p>
              </text:list-item>
              <text:list-item>
                <text:p>Project ideology : KISS, fail-fast, YAGNI, use OOP if only it makes sense (most of the time it does not).</text:p>
              </text:list-item>
              <text:list-item>
                <text:p>T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rnal dependenci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Net : udp networking.</text:p>
              </text:list-item>
              <text:list-item>
                <text:p>FreeImage : bitmap loading library.</text:p>
              </text:list-item>
              <text:list-item>
                <text:p>SDL : crossplatform multimedia layer.</text:p>
              </text:list-item>
              <text:list-item>
                <text:p>GLM : OpenGL GLSL-like math library.</text:p>
              </text:list-item>
              <text:list-item>
                <text:p>GLEW : OpenGL extension wrapper.</text:p>
              </text:list-item>
              <text:list-item>
                <text:p>Freetype2 : font loading libra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ics (low-level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DL for creating windows, input handling and creating OpenGL context.</text:p>
              </text:list-item>
              <text:list-item>
                <text:p>Abandoned GL3 for GL2 in the early stages of development (a bit easier if you only use 2D graphic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ics (high-level)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exture: a very simple and opaque class texture handle (the actual data is held on the GPU).</text:p>
              </text:list-item>
              <text:list-item>
                <text:p>TextureManager: a texture loading and unloading manager. Keeps all texture resources in one place.</text:p>
              </text:list-item>
              <text:list-item>
                <text:p>TextWriter: printing text on the screen (any color, any position, any font).</text:p>
              </text:list-item>
              <text:list-item>
                <text:p>Sprite: a textured quad with position, orientation, scaling factors and pivot poi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ing (low-level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ENet library: <text:s/>thin, simple and robust network communication layer on top of UDP.</text:p>
              </text:list-item>
              <text:list-item>
                <text:p>Provides reliable/unreliable, sequential/non-sequential delivery of packets.</text:p>
              </text:list-item>
              <text:list-item>
                <text:p>Simple to use, very powerful, written in C, no external dependenc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ing (high-level)</text:p>
          </draw:text-box>
        </draw:frame>
        <draw:frame presentation:style-name="pr5" draw:layer="layout" svg:width="25.199cm" svg:height="13.787cm" svg:x="1.4cm" svg:y="4.914cm" presentation:class="outline" presentation:user-transformed="true">
          <draw:text-box>
            <text:list text:style-name="L2">
              <text:list-item>
                <text:p>Enet : class that handles Enet initialization.</text:p>
              </text:list-item>
              <text:list-item>
                <text:p>ClientHost : handling of client udp connection (connecting, waiting for events, disconnecting).</text:p>
              </text:list-item>
              <text:list-item>
                <text:p>ServerHost: handling of server connection (binding, waiting for events, broadcasting packets).</text:p>
              </text:list-item>
              <text:list-item>
                <text:p>Peer: represents a remote computer.</text:p>
              </text:list-item>
              <text:list-item>
                <text:p>Event: information about possible host events (connect, disconnect, data sent, data received, etc)</text:p>
              </text:list-item>
              <text:list-item>
                <text:p>Packet: the data itself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ing (protocol)</text:p>
          </draw:text-box>
        </draw:frame>
        <draw:frame presentation:style-name="pr5" draw:layer="layout" svg:width="25.199cm" svg:height="12.408cm" svg:x="1.4cm" svg:y="4.914cm" presentation:class="outline" presentation:user-transformed="true">
          <draw:text-box>
            <text:list text:style-name="L2">
              <text:list-item>
                <text:p>enum PacketType</text:p>
              </text:list-item>
              <text:list-item>
                <text:p>enum EntityType</text:p>
              </text:list-item>
              <text:list-item>
                <text:p>Packets:</text:p>
                <text:list>
                  <text:list-item>
                    <text:p>struct EntitySnapshot</text:p>
                  </text:list-item>
                  <text:list-item>
                    <text:p>struct KeyboardInput</text:p>
                  </text:list-item>
                  <text:list-item>
                    <text:p>struct MouseInput</text:p>
                  </text:list-item>
                  <text:list-item>
                    <text:p>struct ClientOptions</text:p>
                  </text:list-item>
                  <text:list-item>
                    <text:p>struct TimeSync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working (other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ad reckoning (extrapolation)</text:p>
              </text:list-item>
              <text:list-item>
                <text:p>Lag compensation</text:p>
              </text:list-item>
              <text:list-item>
                <text:p>Input prediction</text:p>
              </text:list-item>
              <text:list-item>
                <text:p>Data interpo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 have learn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nput prediction + lag compensation + dead reckoning + interpolation</text:p>
              </text:list-item>
              <text:list-item>
                <text:p>Team-work (SVN, mumble for communication)</text:p>
              </text:list-item>
              <text:list-item>
                <text:p>OpenGL 3 (even though it was abandoned) and other libraries.</text:p>
              </text:list-item>
              <text:list-item>
                <text:p>New, cleaner code-sty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7e68ba2-a744ebf-1f241b7-c506db1-7d53735</meta:generator>
    <dc:title>Brown</dc:title>
    <dc:description>Presentation Layout Template</dc:description>
    <meta:creation-date>2012-05-14T21:25:39.45</meta:creation-date>
    <dc:language>en-US</dc:language>
    <meta:editing-cycles>2</meta:editing-cycles>
    <meta:editing-duration>P0D</meta:editing-duration>
    <dc:date>2012-05-14T21:27:29.59</dc:date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